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swiss" style:font-pitch="variable"/>
    <style:font-face style:name="Microsoft New Tai Lue" svg:font-family="'Microsoft New Tai Lu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 fo:text-align="center" style:justify-single-word="false"/>
      <style:text-properties style:font-name="Microsoft New Tai Lue" fo:font-size="18pt" fo:language="en" fo:country="GB" fo:font-weight="normal" officeooo:rsid="000dcb0f" officeooo:paragraph-rsid="0017961f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style:font-name="Microsoft New Tai Lue" fo:font-size="18pt" fo:language="en" fo:country="GB" fo:font-weight="normal" officeooo:rsid="000dcb0f" officeooo:paragraph-rsid="0006dc67" style:font-size-asian="18pt" style:font-weight-asian="normal" style:font-size-complex="18pt" style:font-weight-complex="normal"/>
    </style:style>
    <style:style style:name="P3" style:family="paragraph" style:parent-style-name="Text_20_body">
      <style:paragraph-properties fo:line-height="100%" fo:text-align="justify" style:justify-single-word="false"/>
      <style:text-properties style:font-name="Microsoft New Tai Lue" fo:language="en" fo:country="GB" fo:font-weight="bold" officeooo:rsid="0006dc67" officeooo:paragraph-rsid="0006dc67" style:font-weight-asian="bold" style:font-weight-complex="bold"/>
    </style:style>
    <style:style style:name="P4" style:family="paragraph" style:parent-style-name="Text_20_body">
      <style:paragraph-properties fo:line-height="100%" fo:text-align="justify" style:justify-single-word="false"/>
      <style:text-properties style:font-name="Microsoft New Tai Lue" fo:language="en" fo:country="GB" officeooo:rsid="0006dc67" officeooo:paragraph-rsid="0006dc67"/>
    </style:style>
    <style:style style:name="P5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0aca18" officeooo:paragraph-rsid="0017961f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1477b5" officeooo:paragraph-rsid="001477b5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17961f" officeooo:paragraph-rsid="0017961f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0f225e" officeooo:paragraph-rsid="001477b5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07b303" officeooo:paragraph-rsid="0007b303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10b6f5" officeooo:paragraph-rsid="0009e23e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0c84a3" officeooo:paragraph-rsid="000c84a3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15688a" officeooo:paragraph-rsid="0015688a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1970b5" officeooo:paragraph-rsid="0019f454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line-height="100%" fo:text-align="end" style:justify-single-word="false"/>
      <style:text-properties style:font-name="Microsoft New Tai Lue" fo:font-size="12pt" fo:language="en" fo:country="GB" style:text-underline-style="none" fo:font-weight="normal" officeooo:rsid="001970b5" officeooo:paragraph-rsid="0019f454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line-height="100%" fo:text-align="start" style:justify-single-word="false"/>
      <style:text-properties style:font-name="Microsoft New Tai Lue" fo:font-size="12pt" fo:language="en" fo:country="GB" style:text-underline-style="none" fo:font-weight="normal" officeooo:rsid="001cbbb5" officeooo:paragraph-rsid="001cbbb5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19f454" officeooo:paragraph-rsid="001ed486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204fdc" officeooo:paragraph-rsid="001ed486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20863a" officeooo:paragraph-rsid="0020863a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20d36e" officeooo:paragraph-rsid="0020d36e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26cd33" officeooo:paragraph-rsid="0024f811" style:font-size-asian="10.5pt" style:font-weight-asian="normal" style:font-size-complex="12pt" style:font-weight-complex="normal"/>
    </style:style>
    <style:style style:name="P21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2b76c6" officeooo:paragraph-rsid="0029815b" style:font-size-asian="10.5pt" style:font-weight-asian="normal" style:font-size-complex="12pt" style:font-weight-complex="normal"/>
    </style:style>
    <style:style style:name="P22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2d241e" officeooo:paragraph-rsid="002d241e" style:font-size-asian="10.5pt" style:font-weight-asian="normal" style:font-size-complex="12pt" style:font-weight-complex="normal"/>
    </style:style>
    <style:style style:name="P23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30ae94" officeooo:paragraph-rsid="0030ae94" style:font-size-asian="10.5pt" style:font-weight-asian="normal" style:font-size-complex="12pt" style:font-weight-complex="normal"/>
    </style:style>
    <style:style style:name="P24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bold" officeooo:rsid="00204fdc" officeooo:paragraph-rsid="00204fdc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bold" officeooo:rsid="0020d36e" officeooo:paragraph-rsid="0020d36e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bold" officeooo:rsid="00226954" officeooo:paragraph-rsid="00226954" style:font-size-asian="10.5pt" style:font-weight-asian="bold" style:font-size-complex="12pt" style:font-weight-complex="bold"/>
    </style:style>
    <style:style style:name="P27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solid" style:text-underline-width="auto" style:text-underline-color="font-color" fo:font-weight="normal" officeooo:rsid="000f225e" officeooo:paragraph-rsid="000f225e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fo:font-weight="normal" officeooo:paragraph-rsid="0024f811"/>
    </style:style>
    <style:style style:name="P29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fo:font-weight="normal" officeooo:rsid="0029815b" officeooo:paragraph-rsid="0029815b" style:font-weight-asian="normal" style:font-weight-complex="normal"/>
    </style:style>
    <style:style style:name="P30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fo:font-weight="normal" officeooo:rsid="002d241e" officeooo:paragraph-rsid="002d241e" style:font-weight-asian="normal" style:font-weight-complex="normal"/>
    </style:style>
    <style:style style:name="P31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fo:font-weight="bold" officeooo:rsid="0029815b" officeooo:paragraph-rsid="0029815b" style:font-weight-asian="bold" style:font-weight-complex="bold"/>
    </style:style>
    <style:style style:name="P32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fo:font-style="italic" style:text-underline-style="none" fo:font-weight="normal" officeooo:rsid="0017961f" officeooo:paragraph-rsid="0017961f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Text_20_body">
      <style:paragraph-properties fo:line-height="100%" fo:text-align="justify" style:justify-single-word="false"/>
      <style:text-properties style:font-name="Microsoft New Tai Lue" fo:font-size="14pt" fo:language="en" fo:country="GB" style:text-underline-style="solid" style:text-underline-width="auto" style:text-underline-color="font-color" fo:font-weight="normal" officeooo:rsid="000f225e" officeooo:paragraph-rsid="001477b5" style:font-size-asian="14pt" style:font-weight-asian="normal" style:font-size-complex="14pt" style:font-weight-complex="normal"/>
    </style:style>
    <style:style style:name="P34" style:family="paragraph" style:parent-style-name="Text_20_body">
      <style:paragraph-properties fo:line-height="100%" fo:text-align="justify" style:justify-single-word="false"/>
      <style:text-properties style:font-name="Microsoft New Tai Lue" fo:font-size="14pt" fo:language="en" fo:country="GB" style:text-underline-style="solid" style:text-underline-width="auto" style:text-underline-color="font-color" fo:font-weight="normal" officeooo:rsid="0017961f" officeooo:paragraph-rsid="0017961f" style:font-size-asian="14pt" style:font-weight-asian="normal" style:font-size-complex="14pt" style:font-weight-complex="normal"/>
    </style:style>
    <style:style style:name="P35" style:family="paragraph" style:parent-style-name="Text_20_body">
      <style:paragraph-properties fo:line-height="100%" fo:text-align="justify" style:justify-single-word="false"/>
      <style:text-properties style:font-name="Microsoft New Tai Lue" fo:font-size="14pt" fo:language="en" fo:country="GB" style:text-underline-style="solid" style:text-underline-width="auto" style:text-underline-color="font-color" fo:font-weight="normal" officeooo:rsid="000ee46e" officeooo:paragraph-rsid="0006dc67" style:font-size-asian="14pt" style:font-weight-asian="normal" style:font-size-complex="14pt" style:font-weight-complex="normal"/>
    </style:style>
    <style:style style:name="P36" style:family="paragraph" style:parent-style-name="Text_20_body">
      <style:paragraph-properties fo:line-height="100%" fo:text-align="justify" style:justify-single-word="false"/>
      <style:text-properties style:font-name="Microsoft New Tai Lue" fo:font-size="14pt" fo:language="en" fo:country="GB" style:text-underline-style="solid" style:text-underline-width="auto" style:text-underline-color="font-color" fo:font-weight="normal" officeooo:rsid="0007b303" officeooo:paragraph-rsid="0007b303" style:font-size-asian="14pt" style:font-weight-asian="normal" style:font-size-complex="14pt" style:font-weight-complex="normal"/>
    </style:style>
    <style:style style:name="P37" style:family="paragraph" style:parent-style-name="Text_20_body">
      <style:paragraph-properties fo:line-height="100%" fo:text-align="center" style:justify-single-word="false"/>
      <style:text-properties style:font-name="Microsoft New Tai Lue" fo:font-size="18pt" fo:language="en" fo:country="GB" style:text-underline-style="none" fo:font-weight="bold" officeooo:rsid="000f225e" officeooo:paragraph-rsid="0017961f" style:font-size-asian="18pt" style:font-weight-asian="bold" style:font-size-complex="18pt" style:font-weight-complex="bold"/>
    </style:style>
    <style:style style:name="P38" style:family="paragraph" style:parent-style-name="Text_20_body">
      <style:paragraph-properties fo:line-height="100%" fo:text-align="center" style:justify-single-word="false"/>
      <style:text-properties style:font-name="Microsoft New Tai Lue" fo:font-size="18pt" fo:language="en" fo:country="GB" style:text-underline-style="none" fo:font-weight="bold" officeooo:rsid="000f225e" officeooo:paragraph-rsid="00226954" style:font-size-asian="18pt" style:font-weight-asian="bold" style:font-size-complex="18pt" style:font-weight-complex="bold"/>
    </style:style>
    <style:style style:name="P39" style:family="paragraph" style:parent-style-name="Text_20_body">
      <style:paragraph-properties fo:line-height="100%" fo:text-align="justify" style:justify-single-word="false"/>
      <style:text-properties fo:font-size="14pt" style:text-underline-style="solid" style:text-underline-width="auto" style:text-underline-color="font-color" fo:font-weight="normal" officeooo:rsid="000f225e" officeooo:paragraph-rsid="001477b5" style:font-size-asian="14pt" style:font-weight-asian="normal" style:font-size-complex="14pt" style:font-weight-complex="normal"/>
    </style:style>
    <style:style style:name="P40" style:family="paragraph" style:parent-style-name="Text_20_body">
      <style:paragraph-properties fo:line-height="100%" fo:text-align="justify" style:justify-single-word="false"/>
      <style:text-properties fo:font-size="12pt" style:text-underline-style="none" fo:font-weight="normal" officeooo:rsid="0008ded2" officeooo:paragraph-rsid="0008ded2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line-height="100%" fo:text-align="justify" style:justify-single-word="false"/>
      <style:text-properties fo:font-size="12pt" style:text-underline-style="none" fo:font-weight="normal" officeooo:rsid="0009e23e" officeooo:paragraph-rsid="0009e23e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line-height="100%" fo:text-align="justify" style:justify-single-word="false"/>
      <style:text-properties fo:font-size="12pt" style:text-underline-style="none" fo:font-weight="normal" officeooo:rsid="000a3ab7" officeooo:paragraph-rsid="000a3ab7" style:font-size-asian="12pt" style:font-weight-asian="normal" style:font-size-complex="12pt" style:font-weight-complex="normal"/>
    </style:style>
    <style:style style:name="P43" style:family="paragraph" style:parent-style-name="Table_20_Contents">
      <style:paragraph-properties fo:text-align="justify" style:justify-single-word="false"/>
      <style:text-properties style:font-name="Microsoft JhengHei" fo:font-size="12pt" style:font-size-asian="12pt" style:font-size-complex="12pt"/>
    </style:style>
    <style:style style:name="P44" style:family="paragraph" style:parent-style-name="Table_20_Contents">
      <style:paragraph-properties fo:text-align="justify" style:justify-single-word="false"/>
      <style:text-properties style:font-name="Microsoft JhengHei" fo:font-size="12pt" officeooo:rsid="002f20d8" officeooo:paragraph-rsid="002f20d8" style:font-size-asian="12pt" style:font-size-complex="12pt"/>
    </style:style>
    <style:style style:name="P45" style:family="paragraph" style:parent-style-name="Table_20_Contents">
      <style:paragraph-properties fo:text-align="justify" style:justify-single-word="false"/>
      <style:text-properties style:font-name="Microsoft JhengHei" fo:font-size="12pt" officeooo:rsid="002f20d8" officeooo:paragraph-rsid="002f20d8" fo:background-color="#4e9a06" style:font-size-asian="12pt" style:font-size-complex="12pt"/>
    </style:style>
    <style:style style:name="P46" style:family="paragraph" style:parent-style-name="Table_20_Contents">
      <style:paragraph-properties fo:text-align="justify" style:justify-single-word="false"/>
      <style:text-properties style:font-name="Microsoft JhengHei" fo:font-size="12pt" officeooo:rsid="002f20d8" officeooo:paragraph-rsid="002f20d8" fo:background-color="#ed1c24" style:font-size-asian="12pt" style:font-size-complex="12pt"/>
    </style:style>
    <style:style style:name="P47" style:family="paragraph" style:parent-style-name="Table_20_Contents">
      <style:paragraph-properties fo:text-align="justify" style:justify-single-word="false"/>
      <style:text-properties style:font-name="Microsoft JhengHei" fo:font-size="12pt" officeooo:rsid="0032ad5c" officeooo:paragraph-rsid="0032ad5c" style:font-size-asian="12pt" style:font-size-complex="12pt"/>
    </style:style>
    <style:style style:name="P48" style:family="paragraph" style:parent-style-name="Text_20_body" style:list-style-name="L1">
      <style:paragraph-properties fo:line-height="100%" fo:text-align="justify" style:justify-single-word="false"/>
      <style:text-properties style:font-name="Microsoft New Tai Lue" fo:language="en" fo:country="GB" fo:font-weight="bold" officeooo:rsid="0006dc67" officeooo:paragraph-rsid="0006dc67" style:font-weight-asian="bold" style:font-weight-complex="bold"/>
    </style:style>
    <style:style style:name="P49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0aca18" officeooo:paragraph-rsid="000a3ab7" style:font-size-asian="12pt" style:font-weight-asian="normal" style:font-size-complex="12pt" style:font-weight-complex="normal"/>
    </style:style>
    <style:style style:name="P50" style:family="paragraph" style:parent-style-name="Text_20_body" style:list-style-name="L2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0aca18" officeooo:paragraph-rsid="001477b5" style:font-size-asian="12pt" style:font-weight-asian="normal" style:font-size-complex="12pt" style:font-weight-complex="normal"/>
    </style:style>
    <style:style style:name="P51" style:family="paragraph" style:parent-style-name="Text_20_body" style:list-style-name="L2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1477b5" officeooo:paragraph-rsid="001477b5" style:font-size-asian="12pt" style:font-weight-asian="normal" style:font-size-complex="12pt" style:font-weight-complex="normal"/>
    </style:style>
    <style:style style:name="P52" style:family="paragraph" style:parent-style-name="Text_20_body" style:list-style-name="L2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14894b" officeooo:paragraph-rsid="0014894b" style:font-size-asian="12pt" style:font-weight-asian="normal" style:font-size-complex="12pt" style:font-weight-complex="normal"/>
    </style:style>
    <style:style style:name="P53" style:family="paragraph" style:parent-style-name="Text_20_body" style:list-style-name="L2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155579" officeooo:paragraph-rsid="00155579" style:font-size-asian="12pt" style:font-weight-asian="normal" style:font-size-complex="12pt" style:font-weight-complex="normal"/>
    </style:style>
    <style:style style:name="P54" style:family="paragraph" style:parent-style-name="Text_20_body" style:list-style-name="L3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17961f" officeooo:paragraph-rsid="0017961f" style:font-size-asian="12pt" style:font-weight-asian="normal" style:font-size-complex="12pt" style:font-weight-complex="normal"/>
    </style:style>
    <style:style style:name="P55" style:family="paragraph" style:parent-style-name="Text_20_body" style:list-style-name="L1">
      <style:paragraph-properties fo:line-height="100%" fo:text-align="justify" style:justify-single-word="false"/>
      <style:text-properties fo:font-weight="normal" officeooo:rsid="0006dc67" officeooo:paragraph-rsid="0006dc67" style:font-weight-asian="normal" style:font-weight-complex="normal"/>
    </style:style>
    <style:style style:name="T1" style:family="text">
      <style:text-properties officeooo:rsid="0006dc67"/>
    </style:style>
    <style:style style:name="T2" style:family="text">
      <style:text-properties style:font-name="Microsoft New Tai Lue" fo:language="en" fo:country="GB"/>
    </style:style>
    <style:style style:name="T3" style:family="text">
      <style:text-properties style:font-name="Microsoft New Tai Lue" fo:language="en" fo:country="GB" style:text-underline-style="solid" style:text-underline-width="auto" style:text-underline-color="font-color"/>
    </style:style>
    <style:style style:name="T4" style:family="text">
      <style:text-properties style:font-name="Microsoft New Tai Lue" fo:language="en" fo:country="GB" fo:font-weight="bold" style:font-weight-asian="bold" style:font-weight-complex="bold"/>
    </style:style>
    <style:style style:name="T5" style:family="text">
      <style:text-properties style:font-name="Microsoft New Tai Lue" fo:language="en" fo:country="GB" fo:font-weight="bold" officeooo:rsid="000cfe0a" style:font-weight-asian="bold" style:font-weight-complex="bold"/>
    </style:style>
    <style:style style:name="T6" style:family="text">
      <style:text-properties style:font-name="Microsoft New Tai Lue" fo:language="en" fo:country="GB" officeooo:rsid="0009e23e"/>
    </style:style>
    <style:style style:name="T7" style:family="text">
      <style:text-properties style:font-name="Microsoft New Tai Lue" fo:language="en" fo:country="GB" officeooo:rsid="000a3ab7"/>
    </style:style>
    <style:style style:name="T8" style:family="text">
      <style:text-properties style:font-name="Microsoft New Tai Lue" fo:language="en" fo:country="GB" officeooo:rsid="000aca18"/>
    </style:style>
    <style:style style:name="T9" style:family="text">
      <style:text-properties style:font-name="Microsoft New Tai Lue" fo:language="en" fo:country="GB" officeooo:rsid="000cfe0a"/>
    </style:style>
    <style:style style:name="T10" style:family="text">
      <style:text-properties style:font-name="Microsoft New Tai Lue" fo:language="en" fo:country="GB" officeooo:rsid="0010b6f5"/>
    </style:style>
    <style:style style:name="T11" style:family="text">
      <style:text-properties style:font-name="Microsoft New Tai Lue" fo:language="en" fo:country="GB" officeooo:rsid="0013a951"/>
    </style:style>
    <style:style style:name="T12" style:family="text">
      <style:text-properties fo:background-color="#fff200" loext:char-shading-value="0"/>
    </style:style>
    <style:style style:name="T13" style:family="text">
      <style:text-properties officeooo:rsid="000aca18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06dc67" style:font-weight-asian="bold" style:font-weight-complex="bold"/>
    </style:style>
    <style:style style:name="T17" style:family="text">
      <style:text-properties fo:font-weight="bold" officeooo:rsid="001cbbb5" style:font-weight-asian="bold" style:font-weight-complex="bold"/>
    </style:style>
    <style:style style:name="T18" style:family="text">
      <style:text-properties officeooo:rsid="001970b5"/>
    </style:style>
    <style:style style:name="T19" style:family="text">
      <style:text-properties fo:font-style="normal" fo:font-weight="bold" officeooo:rsid="0006dc67" style:font-style-asian="normal" style:font-weight-asian="bold" style:font-style-complex="normal" style:font-weight-complex="bold"/>
    </style:style>
    <style:style style:name="T20" style:family="text">
      <style:text-properties officeooo:rsid="001ed486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23e81a"/>
    </style:style>
    <style:style style:name="T23" style:family="text">
      <style:text-properties fo:font-variant="normal" fo:text-transform="none" fo:color="#212121" fo:letter-spacing="normal" fo:font-style="normal" style:text-underline-style="none" officeooo:rsid="0024f811" style:font-size-asian="10.5pt" style:font-weight-asian="normal" style:font-size-complex="12pt" style:font-weight-complex="normal"/>
    </style:style>
    <style:style style:name="T24" style:family="text">
      <style:text-properties style:text-underline-style="none" officeooo:rsid="0024f811" style:font-size-asian="10.5pt" style:font-weight-asian="normal" style:font-size-complex="12pt" style:font-weight-complex="normal"/>
    </style:style>
    <style:style style:name="T25" style:family="text">
      <style:text-properties style:text-underline-style="none" officeooo:rsid="0026cd33" style:font-size-asian="10.5pt" style:font-weight-asian="normal" style:font-size-complex="12pt" style:font-weight-complex="normal"/>
    </style:style>
    <style:style style:name="T26" style:family="text">
      <style:text-properties style:text-underline-style="none" style:font-size-asian="10.5pt" style:font-size-complex="12pt"/>
    </style:style>
    <style:style style:name="T27" style:family="text">
      <style:text-properties style:text-underline-style="none" officeooo:rsid="0026cd33" style:font-size-asian="10.5pt" style:font-size-complex="12pt"/>
    </style:style>
    <style:style style:name="T28" style:family="text">
      <style:text-properties style:text-underline-style="none" officeooo:rsid="002b76c6" style:font-size-asian="10.5pt" style:font-size-complex="12pt"/>
    </style:style>
    <style:style style:name="T29" style:family="text">
      <style:text-properties fo:font-size="9pt" style:text-underline-style="none" style:font-size-asian="9pt" style:font-size-complex="9pt"/>
    </style:style>
    <style:style style:name="T30" style:family="text">
      <style:text-properties fo:font-style="italic" style:text-underline-style="none" style:font-size-asian="10.5pt" style:font-style-asian="italic" style:font-size-complex="12pt" style:font-style-complex="italic"/>
    </style:style>
    <style:style style:name="T31" style:family="text">
      <style:text-properties fo:font-style="italic" style:text-underline-style="none" officeooo:rsid="002b76c6" style:font-size-asian="10.5pt" style:font-style-asian="italic" style:font-size-complex="12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7">UTSEUS – </text:span><text:span text:style-name="T16">UM02 – </text:span><text:span text:style-name="T17">Data Visualization</text:span></text:p>
      <text:p text:style-name="P1"/>
      <text:p text:style-name="P1"><text:span text:style-name="T19">Visualization</text:span> </text:p>
      <text:p text:style-name="P2"/>
      <text:p text:style-name="P35"><text:span text:style-name="T1">Generalities</text:span>: </text:p>
      <text:p text:style-name="P4">Data → information <text:span text:style-name="T12">→ </text:span>Visualization</text:p>
      <text:p text:style-name="P4"><text:span text:style-name="T12">→</text:span> different school / goal:</text:p>
      <text:list xml:id="list2565386329" text:style-name="L1">
        <text:list-item>
          <text:p text:style-name="P48">communication</text:p>
          <text:p text:style-name="P55"><text:span text:style-name="T2">Semiology (Umberto Eco, </text:span><text:span text:style-name="T3">Lector in fabula</text:span><text:span text:style-name="T2">)</text:span></text:p>
        </text:list-item>
        <text:list-item>
          <text:p text:style-name="P48">exploration</text:p>
        </text:list-item>
      </text:list>
      <text:p text:style-name="P3"/>
      <text:p text:style-name="P39"><text:span text:style-name="T8">B</text:span><text:span text:style-name="T2">ad or good habits:</text:span></text:p>
      <text:p text:style-name="P8">No pies chart for quantity:<text:span text:style-name="T13"> </text:span>Stephen Few, <text:span text:style-name="T14">Save the pies for dessert</text:span></text:p>
      <text:p text:style-name="P3"/>
      <text:p text:style-name="P36">1969 – Bertin: Graphical Semiology:</text:p>
      <text:p text:style-name="P9">Have a bijection between the reader and the writer. </text:p>
      <text:p text:style-name="P40"><text:span text:style-name="T4">Information</text:span><text:span text:style-name="T2">: content of a thought</text:span></text:p>
      <text:p text:style-name="P40"><text:span text:style-name="T4">Invariant</text:span><text:span text:style-name="T2">: all correspondence should match an invariable one.</text:span></text:p>
      <text:p text:style-name="P40"><text:span text:style-name="T2">Understanding a complex information, define the best graphical translation, write a title (no opinion), </text:span><text:span text:style-name="T6">headline (opinion, angle for the reader)</text:span><text:span text:style-name="T2"> and a legend. </text:span></text:p>
      <text:p text:style-name="P40"><text:span text:style-name="T4">Component</text:span><text:span text:style-name="T2">: for example: time, price, quantity, </text:span><text:span text:style-name="T7">geographical space, name</text:span><text:span text:style-name="T2">… </text:span></text:p>
      <text:p text:style-name="P41"><text:span text:style-name="T4">8 variables</text:span><text:span text:style-name="T2">: Shape, size, value, grain, </text:span><text:span text:style-name="T9">colour</text:span><text:span text:style-name="T2">, orientation, x and y. </text:span></text:p>
      <text:p text:style-name="P41"><text:span text:style-name="T2">Length of the visual variable (how many you can use, for example: grey level) </text:span><text:span text:style-name="T9">and </text:span><text:span text:style-name="T10">organization level</text:span><text:span text:style-name="T9">: </text:span><text:span text:style-name="T5">ordered, quantitative, qualitative</text:span><text:span text:style-name="T9"> </text:span><text:span text:style-name="T10">(selective: this is different from, associative: this and that are like) </text:span><text:span text:style-name="T11">→ see the table</text:span></text:p>
      <text:p text:style-name="P10"/>
      <text:p text:style-name="P11">The number of visual variable should at least be equal to the number of component. 3 or less visual variable can be read as one image. 4 or more cannot. A short component is 4 or less division, a long one is more than 15. </text:p>
      <text:p text:style-name="P42"><text:span text:style-name="T4">External</text:span><text:span text:style-name="T2">: invariant (title, legend), component </text:span></text:p>
      <text:p text:style-name="P42"><text:span text:style-name="T4">Internal</text:span><text:span text:style-name="T2">: </text:span><text:span text:style-name="T8">variable used</text:span></text:p>
      <text:p text:style-name="P49"/>
      <text:p text:style-name="P49"/>
      <table:table table:name="Tableau1" table:style-name="Tableau1">
        <table:table-column table:style-name="Tableau1.A" table:number-columns-repeated="5"/>
        <text:soft-page-break/>
        <table:table-row>
          <table:table-cell table:style-name="Tableau1.A1" office:value-type="string">
            <text:p text:style-name="P43"/>
          </table:table-cell>
          <table:table-cell table:style-name="Tableau1.A1" office:value-type="string">
            <text:p text:style-name="P44">Association</text:p>
          </table:table-cell>
          <table:table-cell table:style-name="Tableau1.A1" office:value-type="string">
            <text:p text:style-name="P44">Selection</text:p>
          </table:table-cell>
          <table:table-cell table:style-name="Tableau1.A1" office:value-type="string">
            <text:p text:style-name="P47">Ordered</text:p>
          </table:table-cell>
          <table:table-cell table:style-name="Tableau1.E1" office:value-type="string">
            <text:p text:style-name="P44">Quantity</text:p>
          </table:table-cell>
        </table:table-row>
        <table:table-row>
          <table:table-cell table:style-name="Tableau1.A2" office:value-type="string">
            <text:p text:style-name="P44">XY</text:p>
          </table:table-cell>
          <table:table-cell table:style-name="Tableau1.A2" office:value-type="string">
            <text:p text:style-name="P45">O</text:p>
          </table:table-cell>
          <table:table-cell table:style-name="Tableau1.A2" office:value-type="string">
            <text:p text:style-name="P45">O</text:p>
          </table:table-cell>
          <table:table-cell table:style-name="Tableau1.A2" office:value-type="string">
            <text:p text:style-name="P45">O</text:p>
          </table:table-cell>
          <table:table-cell table:style-name="Tableau1.E2" office:value-type="string">
            <text:p text:style-name="P45">O</text:p>
          </table:table-cell>
        </table:table-row>
        <table:table-row>
          <table:table-cell table:style-name="Tableau1.A2" office:value-type="string">
            <text:p text:style-name="P44">Size</text:p>
          </table:table-cell>
          <table:table-cell table:style-name="Tableau1.A2" office:value-type="string">
            <text:p text:style-name="P46">X</text:p>
          </table:table-cell>
          <table:table-cell table:style-name="Tableau1.A2" office:value-type="string">
            <text:p text:style-name="P45">O</text:p>
          </table:table-cell>
          <table:table-cell table:style-name="Tableau1.A2" office:value-type="string">
            <text:p text:style-name="P45">O</text:p>
          </table:table-cell>
          <table:table-cell table:style-name="Tableau1.E2" office:value-type="string">
            <text:p text:style-name="P45">O</text:p>
          </table:table-cell>
        </table:table-row>
        <table:table-row>
          <table:table-cell table:style-name="Tableau1.A2" office:value-type="string">
            <text:p text:style-name="P44">Value</text:p>
          </table:table-cell>
          <table:table-cell table:style-name="Tableau1.A2" office:value-type="string">
            <text:p text:style-name="P46">X</text:p>
          </table:table-cell>
          <table:table-cell table:style-name="Tableau1.A2" office:value-type="string">
            <text:p text:style-name="P45">O</text:p>
          </table:table-cell>
          <table:table-cell table:style-name="Tableau1.A2" office:value-type="string">
            <text:p text:style-name="P45">O</text:p>
          </table:table-cell>
          <table:table-cell table:style-name="Tableau1.E2" office:value-type="string">
            <text:p text:style-name="P44"/>
          </table:table-cell>
        </table:table-row>
        <table:table-row>
          <table:table-cell table:style-name="Tableau1.A2" office:value-type="string">
            <text:p text:style-name="P44">Grain</text:p>
          </table:table-cell>
          <table:table-cell table:style-name="Tableau1.A2" office:value-type="string">
            <text:p text:style-name="P45">O</text:p>
          </table:table-cell>
          <table:table-cell table:style-name="Tableau1.A2" office:value-type="string">
            <text:p text:style-name="P45">O</text:p>
          </table:table-cell>
          <table:table-cell table:style-name="Tableau1.A2" office:value-type="string">
            <text:p text:style-name="P45">O</text:p>
          </table:table-cell>
          <table:table-cell table:style-name="Tableau1.E2" office:value-type="string">
            <text:p text:style-name="P43"/>
          </table:table-cell>
        </table:table-row>
        <table:table-row>
          <table:table-cell table:style-name="Tableau1.A2" office:value-type="string">
            <text:p text:style-name="P44">Color</text:p>
          </table:table-cell>
          <table:table-cell table:style-name="Tableau1.A2" office:value-type="string">
            <text:p text:style-name="P45">O</text:p>
          </table:table-cell>
          <table:table-cell table:style-name="Tableau1.A2" office:value-type="string">
            <text:p text:style-name="P45">O</text:p>
          </table:table-cell>
          <table:table-cell table:style-name="Tableau1.A2" office:value-type="string">
            <text:p text:style-name="P43"/>
          </table:table-cell>
          <table:table-cell table:style-name="Tableau1.E2" office:value-type="string">
            <text:p text:style-name="P43"/>
          </table:table-cell>
        </table:table-row>
        <table:table-row>
          <table:table-cell table:style-name="Tableau1.A2" office:value-type="string">
            <text:p text:style-name="P44">Orientation</text:p>
          </table:table-cell>
          <table:table-cell table:style-name="Tableau1.A2" office:value-type="string">
            <text:p text:style-name="P45">O</text:p>
          </table:table-cell>
          <table:table-cell table:style-name="Tableau1.A2" office:value-type="string">
            <text:p text:style-name="P45">O</text:p>
          </table:table-cell>
          <table:table-cell table:style-name="Tableau1.A2" office:value-type="string">
            <text:p text:style-name="P43"/>
          </table:table-cell>
          <table:table-cell table:style-name="Tableau1.E2" office:value-type="string">
            <text:p text:style-name="P43"/>
          </table:table-cell>
        </table:table-row>
        <table:table-row>
          <table:table-cell table:style-name="Tableau1.A2" office:value-type="string">
            <text:p text:style-name="P44">Shape</text:p>
          </table:table-cell>
          <table:table-cell table:style-name="Tableau1.A2" office:value-type="string">
            <text:p text:style-name="P45">O</text:p>
          </table:table-cell>
          <table:table-cell table:style-name="Tableau1.A2" office:value-type="string">
            <text:p text:style-name="P43"/>
          </table:table-cell>
          <table:table-cell table:style-name="Tableau1.A2" office:value-type="string">
            <text:p text:style-name="P43"/>
          </table:table-cell>
          <table:table-cell table:style-name="Tableau1.E2" office:value-type="string">
            <text:p text:style-name="P43"/>
          </table:table-cell>
        </table:table-row>
      </table:table>
      <text:p text:style-name="P49"/>
      <text:p text:style-name="P27"/>
      <text:p text:style-name="P33">1983 – Tufte: Graphical Display of Quantitive Information</text:p>
      <text:p text:style-name="P6">3 mistakes:</text:p>
      <text:list xml:id="list1803221368" text:style-name="L2">
        <text:list-item>
          <text:p text:style-name="P50">Don’t add decoration: </text:p>
          <text:p text:style-name="P51"><text:span text:style-name="T15">ink ratio</text:span> = I data/ I visualization # 1</text:p>
        </text:list-item>
        <text:list-item>
          <text:p text:style-name="P52">Try to use the real thing to represent data</text:p>
          <text:p text:style-name="P52">“<text:span text:style-name="T15">Duck</text:span>”</text:p>
        </text:list-item>
        <text:list-item>
          <text:p text:style-name="P53">How long the information should be </text:p>
          <text:p text:style-name="P53"><text:span text:style-name="T15">The lie factor</text:span> = length good proportion / length graph # 1 </text:p>
        </text:list-item>
      </text:list>
      <text:p text:style-name="P12"/>
      <text:p text:style-name="P12"/>
      <text:p text:style-name="P12"/>
      <text:p text:style-name="P37">Cognitive approach </text:p>
      <text:p text:style-name="P34"/>
      <text:p text:style-name="P34">Pre attention </text:p>
      <text:p text:style-name="P5">Before you pay attention, even if you don’t want it. </text:p>
      <text:list xml:id="list3413029504" text:style-name="L3">
        <text:list-item>
          <text:p text:style-name="P54">Focus on differences first into the series </text:p>
        </text:list-item>
      </text:list>
      <text:p text:style-name="P7"/>
      <text:p text:style-name="P32"><text:span text:style-name="T18">“A</text:span>ny line drawn on a sheet of paper, <text:span text:style-name="T18">the simplest form modelled from a piece of clay, is like a rock thrown into a pond. It upsets repose, it mobilizes space. Seeing is the perception of action.”</text:span></text:p>
      <text:p text:style-name="P14">Arnheim in <text:span text:style-name="T14">Art and Visual Perception</text:span> (Geshalt school → shape)</text:p>
      <text:p text:style-name="P15">First object for a representation: line (not a dot!)</text:p>
      <text:p text:style-name="P13"><text:soft-page-break/></text:p>
      <text:p text:style-name="P16"><text:span text:style-name="T15">List</text:span>: <text:span text:style-name="T20">o</text:span>ne direction, one gesture. <text:span text:style-name="T20">All item can have the same importance (if same space, weight, height) but there is always a first and a last → come up with the idea of circular list.</text:span></text:p>
      <text:p text:style-name="P17">List is better vertically (to differentiate the item, visualization way), horizontally is the reading way. </text:p>
      <text:p text:style-name="P16"/>
      <text:p text:style-name="P24">Table<text:span text:style-name="T21">:</text:span></text:p>
      <text:p text:style-name="P18">line-chart: focus on the evolution</text:p>
      <text:p text:style-name="P18">bar-chart: focus on the different values </text:p>
      <text:p text:style-name="P18"/>
      <text:p text:style-name="P25">Maps<text:span text:style-name="T21">: </text:span></text:p>
      <text:p text:style-name="P19">Value everywhere </text:p>
      <text:p text:style-name="P38">Geography <text:span text:style-name="T22">and visualization</text:span></text:p>
      <text:p text:style-name="P38"/>
      <text:p text:style-name="P26">Spatial is special</text:p>
      <text:p text:style-name="P28"><text:span text:style-name="T24">China use GCJ02 projection system (</text:span><text:bookmark text:name="tw-target-text"/><text:span text:style-name="T23">shift</text:span><text:span text:style-name="T24">). Baidu use BD09. Most of the world use WGS84 (World Geodetic System) but it’s in degrees so difficult to use to be precise. To have meter in China use EPSG:4479. <text:s/></text:span></text:p>
      <text:p text:style-name="P28"><text:span text:style-name="T25">T</text:span><text:span text:style-name="T24">essellation </text:span><text:span text:style-name="T25">(cut a map)</text:span></text:p>
      <text:p text:style-name="P20"/>
      <text:p text:style-name="P31"><text:span text:style-name="T27">S</text:span><text:span text:style-name="T26">patial </text:span><text:span text:style-name="T29">(and everything else)</text:span><text:span text:style-name="T26"> is build</text:span></text:p>
      <text:p text:style-name="P29"><text:span text:style-name="T30">“</text:span><text:span text:style-name="T31">everything is related to everything else, but near things are more related than distant things”</text:span><text:span text:style-name="T28"> <text:s/>-Waldo Tobler</text:span></text:p>
      <text:p text:style-name="P21"/>
      <text:p text:style-name="P30"><text:span text:style-name="T28">A</text:span><text:span text:style-name="T26">ccuracy/error</text:span></text:p>
      <text:p text:style-name="P22">Precision</text:p>
      <text:p text:style-name="P22">Completeness</text:p>
      <text:p text:style-name="P22">Consistency</text:p>
      <text:p text:style-name="P22">Lineage</text:p>
      <text:p text:style-name="P22">Currency/timing </text:p>
      <text:p text:style-name="P22">Credibility</text:p>
      <text:p text:style-name="P22">Subjectivity</text:p>
      <text:p text:style-name="P22">Interrelatedness</text:p>
      <text:p text:style-name="P22"><text:soft-page-break/></text:p>
      <text:p text:style-name="P23">The Art of Memory <text:s/>Yates</text:p>
      <text:p text:style-name="P23">Didascalicon from Hugues of Saint Vict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swiss" style:font-pitch="variable"/>
    <style:font-face style:name="Microsoft New Tai Lue" svg:font-family="'Microsoft New Tai Lu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3:30:24.741000000</meta:creation-date>
    <dc:date>2019-01-07T10:43:02.563000000</dc:date>
    <meta:editing-duration>PT7H15M3S</meta:editing-duration>
    <meta:editing-cycles>10</meta:editing-cycles>
    <meta:generator>LibreOffice/6.0.6.2$Windows_X86_64 LibreOffice_project/0c292870b25a325b5ed35f6b45599d2ea4458e77</meta:generator>
    <meta:document-statistic meta:table-count="1" meta:image-count="0" meta:object-count="0" meta:page-count="4" meta:paragraph-count="90" meta:word-count="517" meta:character-count="3072" meta:non-whitespace-character-count="2627"/>
  </office:meta>
</office:document-meta>
</file>